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, Arial" svg:font-family="Arial, Arial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</style:style>
    <style:style style:name="P2" style:parent-style-name="Default" style:family="paragraph">
      <style:paragraph-properties fo:text-align="center"/>
    </style:style>
    <style:style style:name="P3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/>
    </style:style>
    <style:style style:name="T6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7" style:parent-style-name="Fuentedepárrafopredeter." style:family="text">
      <style:text-properties fo:font-size="10pt" style:font-size-asian="10pt" style:font-size-complex="10pt"/>
    </style:style>
    <style:style style:name="T8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9" style:parent-style-name="Fuentedepárrafopredeter." style:family="text">
      <style:text-properties fo:font-size="10pt" style:font-size-asian="10pt" style:font-size-complex="10pt"/>
    </style:style>
    <style:style style:name="T10" style:parent-style-name="Fuentedepárrafopredeter." style:family="text">
      <style:text-properties fo:font-size="10pt" style:font-size-asian="10pt" style:font-size-complex="10pt"/>
    </style:style>
    <style:style style:name="T1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2" style:parent-style-name="Fuentedepárrafopredeter." style:family="text">
      <style:text-properties fo:font-size="10pt" style:font-size-asian="10pt" style:font-size-complex="10pt"/>
    </style:style>
    <style:style style:name="T13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4" style:parent-style-name="Fuentedepárrafopredeter." style:family="text">
      <style:text-properties fo:font-size="10pt" style:font-size-asian="10pt" style:font-size-complex="10pt"/>
    </style:style>
    <style:style style:name="T15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6" style:parent-style-name="Fuentedepárrafopredeter." style:family="text">
      <style:text-properties fo:font-size="10pt" style:font-size-asian="10pt" style:font-size-complex="10pt"/>
    </style:style>
    <style:style style:name="P17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" style:parent-style-name="Fuentedepárrafopredeter." style:family="text">
      <style:text-properties style:font-weight-complex="bold" fo:font-size="10pt" style:font-size-asian="10pt" style:font-size-complex="10pt"/>
    </style:style>
    <style:style style:name="T2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1" style:parent-style-name="Fuentedepárrafopredeter." style:family="text">
      <style:text-properties style:font-weight-complex="bold" fo:font-size="10pt" style:font-size-asian="10pt" style:font-size-complex="10pt"/>
    </style:style>
    <style:style style:name="T22" style:parent-style-name="Fuentedepárrafopredeter." style:family="text">
      <style:text-properties style:font-weight-complex="bold" fo:font-size="10pt" style:font-size-asian="10pt" style:font-size-complex="10pt"/>
    </style:style>
    <style:style style:name="P23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24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25" style:parent-style-name="Default" style:family="paragraph">
      <style:text-properties fo:font-size="10pt" style:font-size-asian="10pt" style:font-size-complex="10pt"/>
    </style:style>
    <style:style style:name="P26" style:parent-style-name="Default" style:family="paragraph">
      <style:text-properties fo:font-size="10pt" style:font-size-asian="10pt" style:font-size-complex="10pt"/>
    </style:style>
    <style:style style:name="P27" style:parent-style-name="Default" style:family="paragraph">
      <style:text-properties fo:font-size="10pt" style:font-size-asian="10pt" style:font-size-complex="10pt"/>
    </style:style>
    <style:style style:name="P28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29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P30" style:parent-style-name="Default" style:family="paragraph">
      <style:text-properties fo:font-size="10pt" style:font-size-asian="10pt" style:font-size-complex="10pt"/>
    </style:style>
    <style:style style:name="P31" style:parent-style-name="Default" style:family="paragraph">
      <style:text-properties fo:font-size="10pt" style:font-size-asian="10pt" style:font-size-complex="10pt"/>
    </style:style>
    <style:style style:name="P32" style:parent-style-name="Default" style:family="paragraph">
      <style:text-properties fo:font-size="10pt" style:font-size-asian="10pt" style:font-size-complex="10pt"/>
    </style:style>
    <style:style style:name="P33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3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5" style:parent-style-name="Fuentedepárrafopredeter." style:family="text">
      <style:text-properties fo:font-size="10pt" style:font-size-asian="10pt" style:font-size-complex="10pt"/>
    </style:style>
    <style:style style:name="T3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7" style:parent-style-name="Fuentedepárrafopredeter." style:family="text">
      <style:text-properties fo:font-size="10pt" style:font-size-asian="10pt" style:font-size-complex="10pt"/>
    </style:style>
    <style:style style:name="T38" style:parent-style-name="Fuentedepárrafopredeter." style:family="text">
      <style:text-properties fo:font-size="10pt" style:font-size-asian="10pt" style:font-size-complex="10pt"/>
    </style:style>
    <style:style style:name="T3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0" style:parent-style-name="Fuentedepárrafopredeter." style:family="text">
      <style:text-properties fo:font-size="10pt" style:font-size-asian="10pt" style:font-size-complex="10pt"/>
    </style:style>
    <style:style style:name="T41" style:parent-style-name="Fuentedepárrafopredeter." style:family="text">
      <style:text-properties fo:font-size="10pt" style:font-size-asian="10pt" style:font-size-complex="10pt"/>
    </style:style>
    <style:style style:name="T4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3" style:parent-style-name="Fuentedepárrafopredeter." style:family="text">
      <style:text-properties fo:font-size="10pt" style:font-size-asian="10pt" style:font-size-complex="10pt"/>
    </style:style>
    <style:style style:name="P44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4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6" style:parent-style-name="Fuentedepárrafopredeter." style:family="text">
      <style:text-properties fo:font-size="10pt" style:font-size-asian="10pt" style:font-size-complex="10pt"/>
    </style:style>
    <style:style style:name="T47" style:parent-style-name="Fuentedepárrafopredeter." style:family="text">
      <style:text-properties fo:font-size="10pt" style:font-size-asian="10pt" style:font-size-complex="10pt"/>
    </style:style>
    <style:style style:name="T48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49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50" style:parent-style-name="Fuentedepárrafopredeter." style:family="text">
      <style:text-properties fo:font-size="10pt" style:font-size-asian="10pt" style:font-size-complex="10pt"/>
    </style:style>
    <style:style style:name="T5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52" style:parent-style-name="Fuentedepárrafopredeter." style:family="text">
      <style:text-properties fo:font-size="10pt" style:font-size-asian="10pt" style:font-size-complex="10pt"/>
    </style:style>
    <style:style style:name="T5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54" style:parent-style-name="Fuentedepárrafopredeter." style:family="text">
      <style:text-properties fo:font-size="10pt" style:font-size-asian="10pt" style:font-size-complex="10pt"/>
    </style:style>
    <style:style style:name="P55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5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57" style:parent-style-name="Fuentedepárrafopredeter." style:family="text">
      <style:text-properties fo:font-size="10pt" style:font-size-asian="10pt" style:font-size-complex="10pt"/>
    </style:style>
    <style:style style:name="T58" style:parent-style-name="Fuentedepárrafopredeter." style:family="text">
      <style:text-properties fo:font-size="10pt" style:font-size-asian="10pt" style:font-size-complex="10pt"/>
    </style:style>
    <style:style style:name="T59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60" style:parent-style-name="Fuentedepárrafopredeter." style:family="text">
      <style:text-properties fo:font-size="10pt" style:font-size-asian="10pt" style:font-size-complex="10pt"/>
    </style:style>
    <style:style style:name="T6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2" style:parent-style-name="Fuentedepárrafopredeter." style:family="text">
      <style:text-properties fo:font-size="10pt" style:font-size-asian="10pt" style:font-size-complex="10pt"/>
    </style:style>
    <style:style style:name="T6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4" style:parent-style-name="Fuentedepárrafopredeter." style:family="text">
      <style:text-properties fo:font-size="10pt" style:font-size-asian="10pt" style:font-size-complex="10pt"/>
    </style:style>
    <style:style style:name="T65" style:parent-style-name="Fuentedepárrafopredeter." style:family="text">
      <style:text-properties fo:font-size="10pt" style:font-size-asian="10pt" style:font-size-complex="10pt"/>
    </style:style>
    <style:style style:name="T6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7" style:parent-style-name="Fuentedepárrafopredeter." style:family="text">
      <style:text-properties fo:font-size="10pt" style:font-size-asian="10pt" style:font-size-complex="10pt"/>
    </style:style>
    <style:style style:name="T6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69" style:parent-style-name="Fuentedepárrafopredeter." style:family="text">
      <style:text-properties fo:font-size="10pt" style:font-size-asian="10pt" style:font-size-complex="10pt"/>
    </style:style>
    <style:style style:name="T7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71" style:parent-style-name="Fuentedepárrafopredeter." style:family="text">
      <style:text-properties fo:font-size="10pt" style:font-size-asian="10pt" style:font-size-complex="10pt"/>
    </style:style>
    <style:style style:name="P72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7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74" style:parent-style-name="Fuentedepárrafopredeter." style:family="text">
      <style:text-properties fo:font-size="10pt" style:font-size-asian="10pt" style:font-size-complex="10pt"/>
    </style:style>
    <style:style style:name="P75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7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77" style:parent-style-name="Fuentedepárrafopredeter." style:family="text">
      <style:text-properties fo:font-size="10pt" style:font-size-asian="10pt" style:font-size-complex="10pt"/>
    </style:style>
    <style:style style:name="T78" style:parent-style-name="Fuentedepárrafopredeter." style:family="text">
      <style:text-properties fo:font-size="10pt" style:font-size-asian="10pt" style:font-size-complex="10pt"/>
    </style:style>
    <style:style style:name="P79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8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81" style:parent-style-name="Fuentedepárrafopredeter." style:family="text">
      <style:text-properties fo:font-size="10pt" style:font-size-asian="10pt" style:font-size-complex="10pt"/>
    </style:style>
    <style:style style:name="P82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8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84" style:parent-style-name="Fuentedepárrafopredeter." style:family="text">
      <style:text-properties style:font-weight-complex="bold" fo:font-size="10pt" style:font-size-asian="10pt" style:font-size-complex="10pt"/>
    </style:style>
    <style:style style:name="P85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8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87" style:parent-style-name="Fuentedepárrafopredeter." style:family="text">
      <style:text-properties fo:font-size="10pt" style:font-size-asian="10pt" style:font-size-complex="10pt"/>
    </style:style>
    <style:style style:name="P88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8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0" style:parent-style-name="Fuentedepárrafopredeter." style:family="text">
      <style:text-properties fo:font-size="10pt" style:font-size-asian="10pt" style:font-size-complex="10pt"/>
    </style:style>
    <style:style style:name="P91" style:parent-style-name="Default" style:family="paragraph">
      <style:text-properties fo:font-size="10pt" style:font-size-asian="10pt" style:font-size-complex="10pt"/>
    </style:style>
    <style:style style:name="P92" style:parent-style-name="Default" style:family="paragraph">
      <style:text-properties fo:font-size="10pt" style:font-size-asian="10pt" style:font-size-complex="10pt"/>
    </style:style>
    <style:style style:name="P93" style:parent-style-name="Default" style:family="paragraph">
      <style:text-properties fo:font-size="10pt" style:font-size-asian="10pt" style:font-size-complex="10pt"/>
    </style:style>
    <style:style style:name="P94" style:parent-style-name="Default" style:family="paragraph">
      <style:text-properties fo:font-size="10pt" style:font-size-asian="10pt" style:font-size-complex="10pt"/>
    </style:style>
    <style:style style:name="P95" style:parent-style-name="Default" style:family="paragraph">
      <style:text-properties fo:font-size="10pt" style:font-size-asian="10pt" style:font-size-complex="10pt"/>
    </style:style>
    <style:style style:name="P96" style:parent-style-name="Default" style:family="paragraph">
      <style:text-properties fo:font-size="10pt" style:font-size-asian="10pt" style:font-size-complex="10pt"/>
    </style:style>
    <style:style style:name="P97" style:parent-style-name="Default" style:family="paragraph">
      <style:text-properties fo:font-size="10pt" style:font-size-asian="10pt" style:font-size-complex="10pt"/>
    </style:style>
    <style:style style:name="P98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9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Fuentedepárrafopredeter." style:family="text">
      <style:text-properties fo:font-size="10pt" style:font-size-asian="10pt" style:font-size-complex="10pt"/>
    </style:style>
    <style:style style:name="P101" style:parent-style-name="Default" style:family="paragraph">
      <style:text-properties fo:font-size="10pt" style:font-size-asian="10pt" style:font-size-complex="10pt"/>
    </style:style>
    <style:style style:name="P102" style:parent-style-name="Default" style:family="paragraph">
      <style:text-properties fo:font-size="10pt" style:font-size-asian="10pt" style:font-size-complex="10pt"/>
    </style:style>
    <style:style style:name="P103" style:parent-style-name="Default" style:family="paragraph">
      <style:text-properties fo:font-size="10pt" style:font-size-asian="10pt" style:font-size-complex="10pt"/>
    </style:style>
    <style:style style:name="P104" style:parent-style-name="Default" style:family="paragraph">
      <style:text-properties fo:font-size="10pt" style:font-size-asian="10pt" style:font-size-complex="10pt"/>
    </style:style>
    <style:style style:name="P105" style:parent-style-name="Default" style:family="paragraph">
      <style:text-properties fo:font-size="10pt" style:font-size-asian="10pt" style:font-size-complex="10pt"/>
    </style:style>
    <style:style style:name="P106" style:parent-style-name="Default" style:family="paragraph">
      <style:text-properties fo:font-size="10pt" style:font-size-asian="10pt" style:font-size-complex="10pt"/>
    </style:style>
    <style:style style:name="P107" style:parent-style-name="Default" style:family="paragraph">
      <style:text-properties fo:font-size="10pt" style:font-size-asian="10pt" style:font-size-complex="10pt"/>
    </style:style>
    <style:style style:name="P108" style:parent-style-name="Default" style:family="paragraph">
      <style:text-properties fo:font-size="10pt" style:font-size-asian="10pt" style:font-size-complex="10pt"/>
    </style:style>
    <style:style style:name="P109" style:parent-style-name="Default" style:family="paragraph">
      <style:text-properties fo:font-size="10pt" style:font-size-asian="10pt" style:font-size-complex="10pt"/>
    </style:style>
    <style:style style:name="P110" style:parent-style-name="Default" style:family="paragraph">
      <style:text-properties fo:font-size="10pt" style:font-size-asian="10pt" style:font-size-complex="10pt"/>
    </style:style>
    <style:style style:name="T111" style:parent-style-name="Fuentedepárrafopredeter." style:family="text">
      <style:text-properties style:font-weight-complex="bold" fo:font-size="10pt" style:font-size-asian="10pt" style:font-size-complex="10pt"/>
    </style:style>
    <style:style style:name="T112" style:parent-style-name="Fuentedepárrafopredeter." style:family="text">
      <style:text-properties fo:font-size="10pt" style:font-size-asian="10pt" style:font-size-complex="10pt"/>
    </style:style>
    <style:style style:name="T113" style:parent-style-name="Fuentedepárrafopredeter." style:family="text">
      <style:text-properties style:font-weight-complex="bold" fo:font-size="10pt" style:font-size-asian="10pt" style:font-size-complex="10pt"/>
    </style:style>
    <style:style style:name="T114" style:parent-style-name="Fuentedepárrafopredeter." style:family="text">
      <style:text-properties fo:font-size="10pt" style:font-size-asian="10pt" style:font-size-complex="10pt"/>
    </style:style>
    <style:style style:name="T115" style:parent-style-name="Fuentedepárrafopredeter." style:family="text">
      <style:text-properties style:font-weight-complex="bold" fo:font-size="10pt" style:font-size-asian="10pt" style:font-size-complex="10pt"/>
    </style:style>
    <style:style style:name="T116" style:parent-style-name="Fuentedepárrafopredeter." style:family="text">
      <style:text-properties fo:font-size="10pt" style:font-size-asian="10pt" style:font-size-complex="10pt"/>
    </style:style>
    <style:style style:name="T117" style:parent-style-name="Fuentedepárrafopredeter." style:family="text">
      <style:text-properties style:font-weight-complex="bold" fo:font-size="10pt" style:font-size-asian="10pt" style:font-size-complex="10pt"/>
    </style:style>
    <style:style style:name="T118" style:parent-style-name="Fuentedepárrafopredeter." style:family="text">
      <style:text-properties fo:font-size="10pt" style:font-size-asian="10pt" style:font-size-complex="10pt"/>
    </style:style>
    <style:style style:name="T119" style:parent-style-name="Fuentedepárrafopredeter." style:family="text">
      <style:text-properties style:font-weight-complex="bold" fo:font-size="10pt" style:font-size-asian="10pt" style:font-size-complex="10pt"/>
    </style:style>
    <style:style style:name="T120" style:parent-style-name="Fuentedepárrafopredeter." style:family="text">
      <style:text-properties fo:font-size="10pt" style:font-size-asian="10pt" style:font-size-complex="10pt"/>
    </style:style>
    <style:style style:name="T121" style:parent-style-name="Fuentedepárrafopredeter." style:family="text">
      <style:text-properties style:font-weight-complex="bold" fo:font-size="10pt" style:font-size-asian="10pt" style:font-size-complex="10pt"/>
    </style:style>
    <style:style style:name="T122" style:parent-style-name="Fuentedepárrafopredeter." style:family="text">
      <style:text-properties fo:font-size="10pt" style:font-size-asian="10pt" style:font-size-complex="10pt"/>
    </style:style>
    <style:style style:name="T123" style:parent-style-name="Fuentedepárrafopredeter." style:family="text">
      <style:text-properties style:font-weight-complex="bold" fo:font-size="10pt" style:font-size-asian="10pt" style:font-size-complex="10pt"/>
    </style:style>
    <style:style style:name="T124" style:parent-style-name="Fuentedepárrafopredeter." style:family="text">
      <style:text-properties fo:font-size="10pt" style:font-size-asian="10pt" style:font-size-complex="10pt"/>
    </style:style>
    <style:style style:name="P125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2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27" style:parent-style-name="Fuentedepárrafopredeter." style:family="text">
      <style:text-properties fo:font-size="10pt" style:font-size-asian="10pt" style:font-size-complex="10pt"/>
    </style:style>
    <style:style style:name="P128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2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30" style:parent-style-name="Fuentedepárrafopredeter." style:family="text">
      <style:text-properties fo:font-size="10pt" style:font-size-asian="10pt" style:font-size-complex="10pt"/>
    </style:style>
    <style:style style:name="P131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3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33" style:parent-style-name="Fuentedepárrafopredeter." style:family="text">
      <style:text-properties fo:font-size="10pt" style:font-size-asian="10pt" style:font-size-complex="10pt"/>
    </style:style>
    <style:style style:name="P134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3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36" style:parent-style-name="Fuentedepárrafopredeter." style:family="text">
      <style:text-properties fo:font-size="10pt" style:font-size-asian="10pt" style:font-size-complex="10pt"/>
    </style:style>
    <style:style style:name="T13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38" style:parent-style-name="Fuentedepárrafopredeter." style:family="text">
      <style:text-properties fo:font-size="10pt" style:font-size-asian="10pt" style:font-size-complex="10pt"/>
    </style:style>
    <style:style style:name="T13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40" style:parent-style-name="Fuentedepárrafopredeter." style:family="text">
      <style:text-properties fo:font-size="10pt" style:font-size-asian="10pt" style:font-size-complex="10pt"/>
    </style:style>
    <style:style style:name="P141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4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43" style:parent-style-name="Fuentedepárrafopredeter." style:family="text">
      <style:text-properties fo:font-size="10pt" style:font-size-asian="10pt" style:font-size-complex="10pt"/>
    </style:style>
    <style:style style:name="T144" style:parent-style-name="Fuentedepárrafopredeter." style:family="text">
      <style:text-properties fo:font-size="10pt" style:font-size-asian="10pt" style:font-size-complex="10pt"/>
    </style:style>
    <style:style style:name="T145" style:parent-style-name="Fuentedepárrafopredeter." style:family="text">
      <style:text-properties fo:font-size="10pt" style:font-size-asian="10pt" style:font-size-complex="10pt"/>
    </style:style>
    <style:style style:name="T146" style:parent-style-name="Fuentedepárrafopredeter." style:family="text">
      <style:text-properties fo:font-size="10pt" style:font-size-asian="10pt" style:font-size-complex="10pt"/>
    </style:style>
    <style:style style:name="T147" style:parent-style-name="Fuentedepárrafopredeter." style:family="text">
      <style:text-properties fo:font-size="10pt" style:font-size-asian="10pt" style:font-size-complex="10pt"/>
    </style:style>
    <style:style style:name="T148" style:parent-style-name="Fuentedepárrafopredeter." style:family="text">
      <style:text-properties fo:font-size="10pt" style:font-size-asian="10pt" style:font-size-complex="10pt"/>
    </style:style>
    <style:style style:name="T149" style:parent-style-name="Fuentedepárrafopredeter." style:family="text">
      <style:text-properties fo:font-size="10pt" style:font-size-asian="10pt" style:font-size-complex="10pt"/>
    </style:style>
    <style:style style:name="T150" style:parent-style-name="Fuentedepárrafopredeter." style:family="text">
      <style:text-properties fo:font-size="10pt" style:font-size-asian="10pt" style:font-size-complex="10pt"/>
    </style:style>
    <style:style style:name="T15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52" style:parent-style-name="Fuentedepárrafopredeter." style:family="text">
      <style:text-properties fo:font-size="10pt" style:font-size-asian="10pt" style:font-size-complex="10pt"/>
    </style:style>
    <style:style style:name="T153" style:parent-style-name="Fuentedepárrafopredeter." style:family="text">
      <style:text-properties fo:font-size="10pt" style:font-size-asian="10pt" style:font-size-complex="10pt"/>
    </style:style>
    <style:style style:name="T154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55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56" style:parent-style-name="Fuentedepárrafopredeter." style:family="text">
      <style:text-properties fo:font-size="10pt" style:font-size-asian="10pt" style:font-size-complex="10pt"/>
    </style:style>
    <style:style style:name="T157" style:parent-style-name="Fuentedepárrafopredeter." style:family="text">
      <style:text-properties fo:font-size="10pt" style:font-size-asian="10pt" style:font-size-complex="10pt"/>
    </style:style>
    <style:style style:name="T158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59" style:parent-style-name="Fuentedepárrafopredeter." style:family="text">
      <style:text-properties fo:font-size="10pt" style:font-size-asian="10pt" style:font-size-complex="10pt"/>
    </style:style>
    <style:style style:name="T160" style:parent-style-name="Fuentedepárrafopredeter." style:family="text">
      <style:text-properties fo:font-size="10pt" style:font-size-asian="10pt" style:font-size-complex="10pt"/>
    </style:style>
    <style:style style:name="T16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6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163" style:parent-style-name="Fuentedepárrafopredeter." style:family="text">
      <style:text-properties fo:font-size="10pt" style:font-size-asian="10pt" style:font-size-complex="10pt"/>
    </style:style>
    <style:style style:name="P164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6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66" style:parent-style-name="Fuentedepárrafopredeter." style:family="text">
      <style:text-properties fo:font-size="10pt" style:font-size-asian="10pt" style:font-size-complex="10pt"/>
    </style:style>
    <style:style style:name="T16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68" style:parent-style-name="Fuentedepárrafopredeter." style:family="text">
      <style:text-properties fo:font-size="10pt" style:font-size-asian="10pt" style:font-size-complex="10pt"/>
    </style:style>
    <style:style style:name="T16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0" style:parent-style-name="Fuentedepárrafopredeter." style:family="text">
      <style:text-properties fo:font-size="10pt" style:font-size-asian="10pt" style:font-size-complex="10pt"/>
    </style:style>
    <style:style style:name="P171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7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3" style:parent-style-name="Fuentedepárrafopredeter." style:family="text">
      <style:text-properties fo:font-size="10pt" style:font-size-asian="10pt" style:font-size-complex="10pt"/>
    </style:style>
    <style:style style:name="T17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5" style:parent-style-name="Fuentedepárrafopredeter." style:family="text">
      <style:text-properties fo:font-size="10pt" style:font-size-asian="10pt" style:font-size-complex="10pt"/>
    </style:style>
    <style:style style:name="T17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7" style:parent-style-name="Fuentedepárrafopredeter." style:family="text">
      <style:text-properties fo:font-size="10pt" style:font-size-asian="10pt" style:font-size-complex="10pt"/>
    </style:style>
    <style:style style:name="P178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7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0" style:parent-style-name="Fuentedepárrafopredeter." style:family="text">
      <style:text-properties fo:font-size="10pt" style:font-size-asian="10pt" style:font-size-complex="10pt"/>
    </style:style>
    <style:style style:name="T18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2" style:parent-style-name="Fuentedepárrafopredeter." style:family="text">
      <style:text-properties fo:font-size="10pt" style:font-size-asian="10pt" style:font-size-complex="10pt"/>
    </style:style>
    <style:style style:name="T18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4" style:parent-style-name="Fuentedepárrafopredeter." style:family="text">
      <style:text-properties fo:font-size="10pt" style:font-size-asian="10pt" style:font-size-complex="10pt"/>
    </style:style>
    <style:style style:name="P185" style:parent-style-name="Default" style:family="paragraph">
      <style:text-properties fo:font-weight="bold" style:font-weight-asian="bold" style:font-weight-complex="bold" fo:font-size="10pt" style:font-size-asian="10pt" style:font-size-complex="10pt"/>
    </style:style>
    <style:style style:name="T18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7" style:parent-style-name="Fuentedepárrafopredeter." style:family="text">
      <style:text-properties fo:font-size="10pt" style:font-size-asian="10pt" style:font-size-complex="10pt"/>
    </style:style>
    <style:style style:name="T18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9" style:parent-style-name="Fuentedepárrafopredeter." style:family="text">
      <style:text-properties fo:font-size="10pt" style:font-size-asian="10pt" style:font-size-complex="10pt"/>
    </style:style>
    <style:style style:name="T19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1" style:parent-style-name="Fuentedepárrafopredeter." style:family="text">
      <style:text-properties fo:font-size="10pt" style:font-size-asian="10pt" style:font-size-complex="10pt"/>
    </style:style>
    <style:style style:name="P192" style:parent-style-name="Default" style:family="paragraph">
      <style:paragraph-properties fo:text-align="center"/>
    </style:style>
  </office:automatic-styles>
  <office:body>
    <office:text text:use-soft-page-breaks="true">
      <text:p text:style-name="P1"><text:s/>Open Street Maps source</text:p>
      <text:p text:style-name="P2"/>
      <text:p text:style-name="P3">&lt;layer&gt;</text:p>
      <text:p text:style-name="Default"><text:span text:style-name="T4">id:<text:s/></text:span><text:span text:style-name="T5">Name of the layer as in OSM wiki (if type is 0 or 1 the<text:s/></text:span><text:span text:style-name="T6">id</text:span><text:span text:style-name="T7"><text:s/>must be always preceed with it’s name feature. Ex: cable_car is a line so the<text:s/></text:span><text:span text:style-name="T8">id</text:span><text:span text:style-name="T9"><text:s/>must<text:s/></text:span><text:span text:style-name="T10">be the concatenation of <text:s/></text:span><text:span text:style-name="T11">aerialway</text:span><text:span text:style-name="T12"><text:s/>with<text:s/></text:span><text:span text:style-name="T13">cable_car</text:span><text:span text:style-name="T14">. This concatenation is done with “</text:span><text:span text:style-name="T15">_</text:span><text:span text:style-name="T16">“ (aerialway_cable_car)</text:span></text:p>
      <text:p text:style-name="P17"/>
      <text:p text:style-name="Default"><text:span text:style-name="T18">layerid:<text:s/></text:span><text:span text:style-name="T19">Number used to identify each layer. This number can’t be over<text:s/></text:span><text:span text:style-name="T20">16381</text:span><text:span text:style-name="T21">. If too layers have the same layerid it will be painted with the firs</text:span><text:span text:style-name="T22">t of the two layers. In some cases we can find two or more layers with the same layerid, this happens in some cases like: links, roundabouts, tunnels.</text:span></text:p>
      <text:p text:style-name="P23"/>
      <text:p text:style-name="P24">type:</text:p>
      <text:p text:style-name="P25">- 0: Line</text:p>
      <text:p text:style-name="P26">- 1: Polygon</text:p>
      <text:p text:style-name="P27">- 3: Point</text:p>
      <text:p text:style-name="P28"/>
      <text:p text:style-name="P29">visible:</text:p>
      <text:p text:style-name="P30">- (-1): Ignores the element(s) when creating the map</text:p>
      <text:p text:style-name="P31">-<text:s/>0: No (elements are created but are not visible on screen)</text:p>
      <text:p text:style-name="P32">- 1: Yes</text:p>
      <text:p text:style-name="P33"/>
      <text:p text:style-name="Default"><text:span text:style-name="T34">Color:<text:s/></text:span><text:span text:style-name="T35">Outbound colour.</text:span></text:p>
      <text:p text:style-name="Default"><text:span text:style-name="T36">- color_r:<text:s/></text:span><text:span text:style-name="T37">Red (dec code 0-255).</text:span></text:p>
      <text:p text:style-name="Default"><text:span text:style-name="T38">-<text:s/></text:span><text:span text:style-name="T39">color_g:<text:s/></text:span><text:span text:style-name="T40">Green (dec code 0-255).</text:span></text:p>
      <text:p text:style-name="Default"><text:span text:style-name="T41">-<text:s/></text:span><text:span text:style-name="T42">color_b:<text:s/></text:span><text:span text:style-name="T43">Blue (dec code 0-255).</text:span></text:p>
      <text:p text:style-name="P44"/>
      <text:p text:style-name="Default"><text:span text:style-name="T45">Fill_Color:<text:s/></text:span><text:span text:style-name="T46">Fill colour (only for double line).</text:span></text:p>
      <text:p text:style-name="Default"><text:span text:style-name="T47">-<text:s/></text:span><text:span text:style-name="T48">f</text:span><text:span text:style-name="T49">ill_color_r</text:span><text:span text:style-name="T50">: Red (dec code 0-255).</text:span></text:p>
      <text:p text:style-name="Default"><text:span text:style-name="T51">- fill_color_g:<text:s/></text:span><text:span text:style-name="T52">Green (dec code 0-255).</text:span></text:p>
      <text:p text:style-name="Default"><text:span text:style-name="T53">- fill_color_b:<text:s/></text:span><text:span text:style-name="T54">Blue (dec code 0-255).</text:span></text:p>
      <text:p text:style-name="P55"/>
      <text:p text:style-name="Default"><text:span text:style-name="T56">near_zoom:<text:s/></text:span><text:span text:style-name="T57">defines the zoom to view the information.</text:span></text:p>
      <text:p text:style-name="Default"><text:span text:style-name="T58">-<text:s/></text:span><text:span text:style-name="T59">0</text:span><text:span text:style-name="T60">: Visible by default.</text:span></text:p>
      <text:p text:style-name="Default"><text:span text:style-name="T61">- 2.000:<text:s/></text:span><text:span text:style-name="T62">Visible when map has a 1:2000 scale.</text:span></text:p>
      <text:p text:style-name="Default"><text:span text:style-name="T63">- 5.000:<text:s/></text:span><text:span text:style-name="T64">Visible<text:s/></text:span><text:span text:style-name="T65">when map has a 1:5000 scale.</text:span></text:p>
      <text:p text:style-name="Default"><text:span text:style-name="T66">- 25.000:<text:s/></text:span><text:span text:style-name="T67">Visible when map has a 1:25000 scale.</text:span></text:p>
      <text:p text:style-name="Default"><text:span text:style-name="T68">- 50.000:<text:s/></text:span><text:span text:style-name="T69">Visible when map has a 1:50000 scale.</text:span></text:p>
      <text:p text:style-name="Default"><text:span text:style-name="T70">- 100.000:<text:s/></text:span><text:span text:style-name="T71">Visible when map has a 1:100000 scale.</text:span></text:p>
      <text:p text:style-name="P72"/>
      <text:p text:style-name="Default"><text:span text:style-name="T73">far_zoom:<text:s/></text:span><text:span text:style-name="T74">defines the zoom to disappear the information</text:span></text:p>
      <text:p text:style-name="P75"/>
      <text:p text:style-name="Default"><text:span text:style-name="T76">pixel_thickness:<text:s/></text:span><text:span text:style-name="T77">width<text:s/></text:span><text:span text:style-name="T78">size in pixels.</text:span></text:p>
      <text:p text:style-name="P79"/>
      <text:p text:style-name="Default"><text:span text:style-name="T80">real_thickness:<text:s/></text:span><text:span text:style-name="T81">real width in meters.</text:span></text:p>
      <text:p text:style-name="P82"/>
      <text:p text:style-name="Default"><text:span text:style-name="T83">name: Internal code<text:s/></text:span><text:span text:style-name="T84">or text defined by the user (this name appears on the map data tree)</text:span></text:p>
      <text:p text:style-name="P85"/>
      <text:p text:style-name="Default"><text:span text:style-name="T86">icon:<text:s/></text:span><text:span text:style-name="T87">Simbology</text:span></text:p>
      <text:p text:style-name="P88"/>
      <text:p text:style-name="Default"><text:span text:style-name="T89">usable_routing:<text:s/></text:span><text:span text:style-name="T90">If you can use to navigate.</text:span></text:p>
      <text:p text:style-name="P91">- 0: Not used.</text:p>
      <text:p text:style-name="P92">- 1: Highways.</text:p>
      <text:p text:style-name="P93">- 2: Roundabouts.</text:p>
      <text:p text:style-name="P94">-<text:s/>3: Ferry.</text:p>
      <text:p text:style-name="P95">- 4: Walking.</text:p>
      <text:p text:style-name="P96">- 5: Toll.</text:p>
      <text:p text:style-name="P97">- 6: Backroad.</text:p>
      <text:p text:style-name="P98"/>
      <text:p text:style-name="Default"><text:span text:style-name="T99">line_type:<text:s/></text:span><text:span text:style-name="T100">linetype.</text:span></text:p>
      <text:p text:style-name="P101">- 0: Solid.</text:p>
      <text:p text:style-name="P102">- 1: Dash.</text:p>
      <text:p text:style-name="P103">- 2: Dot.</text:p>
      <text:soft-page-break/>
      <text:p text:style-name="P104">- 3: Dashdot.</text:p>
      <text:p text:style-name="P105">- 4: Dashdotdot.</text:p>
      <text:p text:style-name="P106">- 5: Null.</text:p>
      <text:p text:style-name="P107">- 6: Double.</text:p>
      <text:p text:style-name="P108">- 7: Double flat.</text:p>
      <text:p text:style-name="P109">- 8: Double Alternate.</text:p>
      <text:p text:style-name="P110">- 9: Rail.</text:p>
      <text:p text:style-name="Default"><text:span text:style-name="T111">- 10:<text:s/></text:span><text:span text:style-name="T112">Double Rail.</text:span></text:p>
      <text:p text:style-name="Default"><text:span text:style-name="T113">- 11:<text:s/></text:span><text:span text:style-name="T114">Line wall.</text:span></text:p>
      <text:p text:style-name="Default"><text:span text:style-name="T115">- 12:<text:s/></text:span><text:span text:style-name="T116">Zig Zag.</text:span></text:p>
      <text:p text:style-name="Default"><text:span text:style-name="T117">- 13:<text:s/></text:span><text:span text:style-name="T118">Arrow-32.</text:span></text:p>
      <text:p text:style-name="Default"><text:span text:style-name="T119">- 14:<text:s/></text:span><text:span text:style-name="T120">Wheel_arrow-32.</text:span></text:p>
      <text:p text:style-name="Default"><text:span text:style-name="T121">- 15:<text:s/></text:span><text:span text:style-name="T122">Arrow_ball-32.</text:span></text:p>
      <text:p text:style-name="Default"><text:span text:style-name="T123">- 16:<text:s/></text:span><text:span text:style-name="T124">Wheel_arrow.</text:span></text:p>
      <text:p text:style-name="P125"/>
      <text:p text:style-name="Default"><text:span text:style-name="T126">transparency:<text:s/></text:span><text:span text:style-name="T127">Not used.</text:span></text:p>
      <text:p text:style-name="P128"/>
      <text:p text:style-name="Default"><text:span text:style-name="T129">max_speed:<text:s/></text:span><text:span text:style-name="T130">Maximum speed allowed on the route (this value will be default speed if information is not available when reading map information).</text:span></text:p>
      <text:p text:style-name="P131"/>
      <text:p text:style-name="Default"><text:span text:style-name="T132">height:<text:s/></text:span><text:span text:style-name="T133">Not used.</text:span></text:p>
      <text:p text:style-name="P134"/>
      <text:p text:style-name="Default"><text:span text:style-name="T135">route_param:<text:s/></text:span><text:span text:style-name="T136">Whether or not routable.</text:span></text:p>
      <text:p text:style-name="Default"><text:span text:style-name="T137">- true:<text:s/></text:span><text:span text:style-name="T138">Routable.</text:span></text:p>
      <text:p text:style-name="Default"><text:span text:style-name="T139">- false:<text:s/></text:span><text:span text:style-name="T140">Non Routable.</text:span></text:p>
      <text:p text:style-name="P141"/>
      <text:p text:style-name="Default"><text:span text:style-name="T142">parent_layer_id:<text:s/></text:span><text:span text:style-name="T143">Numeric code that refers to its origin (point, line, polygon).<text:s/></text:span><text:span text:style-name="T144">Only the<text:s/></text:span><text:span text:style-name="T145">Main layers are<text:s/></text:span><text:span text:style-name="T146">(-1).<text:s/></text:span></text:p>
      <text:p text:style-name="Default"><text:span text:style-name="T147">- Main Layer<text:s/></text:span><text:span text:style-name="T148">Ex</text:span><text:span text:style-name="T149">:<text:s/></text:span><text:span text:style-name="T150">&lt;layer id="POIs" layerid="10300" ...<text:s/></text:span><text:span text:style-name="T151">parent_layer_id="-1"</text:span><text:span text:style-name="T152"><text:s/>... /&gt;</text:span></text:p>
      <text:p text:style-name="Default"><text:span text:style-name="T153">- Item of POIs: &lt;layer id="Fuel" layerid="10301" ...<text:s/></text:span><text:span text:style-name="T154">parent_layer_id="10300</text:span><text:span text:style-name="T155">"</text:span><text:span text:style-name="T156"><text:s/>... /&gt;</text:span></text:p>
      <text:p text:style-name="Default"><text:span text:style-name="T157">- Main Sub Layer of POIs Ex: &lt;layer id="Restaurant" layerid="10350" ...<text:s/></text:span><text:span text:style-name="T158">parent_layer_id="10300"</text:span><text:span text:style-name="T159"><text:s/>... /&gt;</text:span></text:p>
      <text:p text:style-name="Default"><text:span text:style-name="T160">- Item of Restaurant: &lt;layer id="Chinese" layerid="10351" ...<text:s/></text:span><text:span text:style-name="T161">parent_layer_id="1035</text:span><text:span text:style-name="T162">0"</text:span><text:span text:style-name="T163"><text:s/>... /&gt;</text:span></text:p>
      <text:p text:style-name="P164"/>
      <text:p text:style-name="Default"><text:span text:style-name="T165">tunnel:<text:s/></text:span><text:span text:style-name="T166">If is a tunnel.</text:span></text:p>
      <text:p text:style-name="Default"><text:span text:style-name="T167">- true:<text:s/></text:span><text:span text:style-name="T168">Is a tunnel.</text:span></text:p>
      <text:p text:style-name="Default"><text:span text:style-name="T169">- false:<text:s/></text:span><text:span text:style-name="T170">Is not a tunnel.</text:span></text:p>
      <text:p text:style-name="P171"/>
      <text:p text:style-name="Default"><text:span text:style-name="T172">roundabout:<text:s/></text:span><text:span text:style-name="T173">If is a roundabout.</text:span></text:p>
      <text:p text:style-name="Default"><text:span text:style-name="T174">- true:<text:s/></text:span><text:span text:style-name="T175">Is a roundabout.</text:span></text:p>
      <text:p text:style-name="Default"><text:span text:style-name="T176">- false:<text:s/></text:span><text:span text:style-name="T177">Is not a roundabout</text:span></text:p>
      <text:p text:style-name="P178"/>
      <text:p text:style-name="Default"><text:span text:style-name="T179">ramp:<text:s/></text:span><text:span text:style-name="T180">If is an access ramp to highways or trunks.</text:span></text:p>
      <text:p text:style-name="Default"><text:span text:style-name="T181">- true:<text:s/></text:span><text:span text:style-name="T182">Is a ramp.</text:span></text:p>
      <text:p text:style-name="Default"><text:span text:style-name="T183">- false:<text:s/></text:span><text:span text:style-name="T184">Is not a ramp.</text:span></text:p>
      <text:p text:style-name="P185"/>
      <text:p text:style-name="Default"><text:span text:style-name="T186">unpaved:<text:s/></text:span><text:span text:style-name="T187">If the road is paved or not.</text:span></text:p>
      <text:p text:style-name="Default"><text:span text:style-name="T188">- true:<text:s/></text:span><text:span text:style-name="T189">Unpaved.</text:span></text:p>
      <text:p text:style-name="Default"><text:span text:style-name="T190">- false:<text:s/></text:span><text:span text:style-name="T191">Paved.</text:span></text:p>
      <text:p text:style-name="Default"/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, Arial" svg:font-family="Arial, Arial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Arial, Arial" style:font-name-asian="Arial, Arial" style:font-name-complex="Arial, Arial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compegps</dc:creator>
    <meta:creation-date>2009-04-16T11:32:00Z</meta:creation-date>
    <dc:date>2012-03-28T08:31:00Z</dc:date>
    <meta:template xlink:href="Normal.dotm" xlink:type="simple"/>
    <meta:editing-cycles>10</meta:editing-cycles>
    <meta:editing-duration>PT1038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80" meta:character-count="3117" meta:row-count="22" meta:non-whitespace-character-count="2643"/>
  </office:meta>
</office:document-meta>
</file>